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17900000089C17B32B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ffff" draw:auto-grow-height="true" fo:min-height="2.75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00800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7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9" style:family="graphic" style:parent-style-name="objectwithoutfill">
      <style:graphic-properties draw:fill="none" draw:textarea-vertical-align="middle"/>
    </style:style>
    <style:style style:name="pr1" style:family="presentation" style:parent-style-name="Default-title">
      <style:graphic-properties draw:auto-grow-height="true" fo:min-height="1.753cm"/>
    </style:style>
    <style:style style:name="pr2" style:family="presentation" style:parent-style-name="Default-notes" style:list-style-name="L13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notes" style:list-style-name="L6">
      <style:graphic-properties draw:fill-color="#ffffff" fo:min-height="14.669cm"/>
    </style:style>
    <style:style style:name="pr7" style:family="presentation" style:parent-style-name="Default-outline1">
      <style:graphic-properties draw:stroke="none" draw:fill="none" fo:min-height="0.946cm"/>
    </style:style>
    <style:style style:name="pr8" style:family="presentation" style:parent-style-name="Default-notes" style:list-style-name="L3">
      <style:graphic-properties draw:fill-color="#ffffff" fo:min-height="12.572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14aace" fo:font-size="54pt" fo:font-weight="bold" style:font-size-asian="54pt" style:font-weight-asian="bold" style:font-size-complex="54pt" style:font-weight-complex="bold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text-properties fo:color="#14aace" fo:font-weight="bold" style:font-weight-asian="bold" style:font-weight-complex="bold"/>
    </style:style>
    <style:style style:name="P5" style:family="paragraph">
      <style:paragraph-properties fo:text-align="center"/>
    </style:style>
    <style:style style:name="P6" style:family="paragraph">
      <style:text-properties fo:font-size="18pt" style:font-size-asian="18pt" style:font-size-complex="18pt"/>
    </style:style>
    <style:style style:name="P7" style:family="paragraph">
      <style:text-properties style:use-window-font-color="true" fo:font-size="28pt" style:font-size-asian="28pt" style:font-size-complex="28pt"/>
    </style:style>
    <style:style style:name="P8" style:family="paragraph">
      <style:text-properties fo:text-shadow="1pt 1pt"/>
    </style:style>
    <style:style style:name="P9" style:family="paragraph">
      <style:text-properties fo:font-family="Purisa" style:font-pitch="variable" fo:font-size="80pt" fo:text-shadow="1pt 1pt" fo:font-weight="bold" style:font-size-asian="80pt" style:font-weight-asian="bold" style:font-size-complex="80pt" style:font-weight-complex="bold"/>
    </style:style>
    <style:style style:name="P10" style:family="paragraph">
      <style:text-properties fo:color="#ff0000" fo:font-size="48pt" fo:font-weight="bold" style:font-size-asian="48pt" style:font-weight-asian="bold" style:font-size-complex="48pt" style:font-weight-complex="bold"/>
    </style:style>
    <style:style style:name="P11" style:family="paragraph">
      <style:text-properties fo:font-weight="bold" style:font-weight-asian="bold" style:font-weight-complex="bold"/>
    </style:style>
    <style:style style:name="P12" style:family="paragraph">
      <style:text-properties fo:font-size="16pt" style:font-size-asian="16pt" style:font-size-complex="16pt"/>
    </style:style>
    <style:style style:name="T1" style:family="text">
      <style:text-properties fo:color="#14aace" fo:font-size="54pt" fo:font-weight="bold" style:font-size-asian="54pt" style:font-weight-asian="bold" style:font-size-complex="54pt" style:font-weight-complex="bold"/>
    </style:style>
    <style:style style:name="T2" style:family="text">
      <style:text-properties fo:color="#000000" style:text-outline="false" style:text-line-through-style="none" fo:font-family="Arial" style:font-family-generic="roman" style:font-pitch="variable" fo:font-size="16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6pt" style:font-style-asian="normal" style:font-weight-asian="normal" style:font-family-complex="'Lohit Hindi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family="Arial" style:font-family-generic="swiss" style:font-pitch="variable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0000ff" fo:font-size="14pt" style:font-size-asian="14pt" style:font-size-complex="14pt"/>
    </style:style>
    <style:style style:name="T6" style:family="text">
      <style:text-properties fo:color="#0000ff" fo:font-size="14pt" style:text-underline-style="solid" style:text-underline-width="auto" style:text-underline-color="font-color" style:font-size-asian="14pt" style:font-size-complex="14pt"/>
    </style:style>
    <style:style style:name="T7" style:family="text">
      <style:text-properties fo:color="#ff0000" fo:font-size="14pt" fo:font-style="italic" style:font-size-asian="14pt" style:font-style-asian="italic" style:font-size-complex="14pt" style:font-style-complex="italic"/>
    </style:style>
    <style:style style:name="T8" style:family="text">
      <style:text-properties fo:color="#14aace" fo:font-weight="bold" style:font-weight-asian="bold" style:font-weight-complex="bold"/>
    </style:style>
    <style:style style:name="T9" style:family="text">
      <style:text-properties fo:color="#0000ff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style:use-window-font-color="true" fo:font-size="18pt" style:font-size-asian="18pt" style:font-size-complex="18pt"/>
    </style:style>
    <style:style style:name="T12" style:family="text">
      <style:text-properties fo:color="#ff0000" fo:font-size="18pt" style:font-size-asian="18pt" style:font-size-complex="18pt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T14" style:family="text">
      <style:text-properties fo:color="#00ae00" fo:font-size="14pt" fo:font-weight="bold" style:font-size-asian="14pt" style:font-weight-asian="bold" style:font-size-complex="14pt" style:font-weight-complex="bold"/>
    </style:style>
    <style:style style:name="T15" style:family="text">
      <style:text-properties fo:color="#ff0000" fo:font-size="14pt" fo:font-weight="bold" style:font-size-asian="14pt" style:font-weight-asian="bold" style:font-size-complex="14pt" style:font-weight-complex="bold"/>
    </style:style>
    <style:style style:name="T16" style:family="text"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T17" style:family="text">
      <style:text-properties fo:color="#0000ff" fo:font-size="14pt" fo:font-weight="bold" style:font-size-asian="14pt" style:font-weight-asian="bold" style:font-size-complex="14pt" style:font-weight-complex="bold"/>
    </style:style>
    <style:style style:name="T18" style:family="text">
      <style:text-properties fo:color="#993366" fo:font-size="14pt" fo:font-weight="bold" style:font-size-asian="14pt" style:font-weight-asian="bold" style:font-size-complex="14pt" style:font-weight-complex="bold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fo:color="#ff0000" fo:font-size="24pt" style:font-size-asian="24pt" style:font-size-complex="24pt"/>
    </style:style>
    <style:style style:name="T21" style:family="text">
      <style:text-properties fo:font-size="22pt" fo:font-weight="bold" style:font-size-asian="22pt" style:font-weight-asian="bold" style:font-size-complex="22pt" style:font-weight-complex="bold"/>
    </style:style>
    <style:style style:name="T22" style:family="text">
      <style:text-properties fo:font-size="22pt" style:font-size-asian="22pt" style:font-size-complex="22pt"/>
    </style:style>
    <style:style style:name="T23" style:family="text">
      <style:text-properties fo:font-family="Arial" style:font-style-name="Regular" style:font-family-generic="swiss" fo:font-size="40pt" style:font-family-asian="Arial" style:font-style-name-asian="Regular" style:font-family-generic-asian="swiss" style:font-size-asian="40pt" style:font-family-complex="Arial" style:font-style-name-complex="Regular" style:font-family-generic-complex="swiss" style:font-size-complex="40pt"/>
    </style:style>
    <style:style style:name="T24" style:family="text">
      <style:text-properties fo:font-size="20pt" style:font-size-asian="20pt" style:font-size-complex="20pt"/>
    </style:style>
    <style:style style:name="T25" style:family="text">
      <style:text-properties fo:font-size="20pt" fo:font-style="italic" style:font-size-asian="20pt" style:font-style-asian="italic" style:font-size-complex="20pt" style:font-style-complex="italic"/>
    </style:style>
    <style:style style:name="T26" style:family="text">
      <style:text-properties fo:font-size="18pt" fo:font-style="italic" style:font-size-asian="18pt" style:font-style-asian="italic" style:font-size-complex="18pt" style:font-style-complex="italic"/>
    </style:style>
    <style:style style:name="T27" style:family="text">
      <style:text-properties fo:color="#ff0000" fo:font-size="20pt" style:font-size-asian="20pt" style:font-size-complex="20pt"/>
    </style:style>
    <style:style style:name="T28" style:family="text">
      <style:text-properties style:use-window-font-color="true" fo:font-size="28pt" style:font-size-asian="28pt" style:font-size-complex="28pt"/>
    </style:style>
    <style:style style:name="T29" style:family="text">
      <style:text-properties fo:font-family="Purisa" style:font-pitch="variable" fo:font-size="80pt" fo:font-weight="bold" style:font-size-asian="80pt" style:font-weight-asian="bold" style:font-size-complex="80pt" style:font-weight-complex="bold"/>
    </style:style>
    <style:style style:name="T30" style:family="text">
      <style:text-properties fo:color="#ff0000"/>
    </style:style>
    <style:style style:name="T31" style:family="text">
      <style:text-properties fo:color="#ff0000" fo:font-size="48pt" fo:font-weight="bold" style:font-size-asian="48pt" style:font-weight-asian="bold" style:font-size-complex="48pt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35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35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35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35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35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35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35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35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35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3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3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3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3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3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3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3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3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3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35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StarSymbol" style:font-charset="x-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8cm" text:min-label-width="0.635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6cm" text:min-label-width="0.635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2.4cm" text:min-label-width="0.635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3.2cm" text:min-label-width="0.635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4cm" text:min-label-width="0.635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4.8cm" text:min-label-width="0.635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5.6cm" text:min-label-width="0.635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6.4cm" text:min-label-width="0.635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7.2cm" text:min-label-width="0.635cm"/>
        <style:text-properties fo:font-family="StarSymbol" style:font-charset="x-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635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27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1.905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2.54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3.175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.81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4.445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5.08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5.715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6.35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254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254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254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254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254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254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254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254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254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254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Klækken, 21/10 2014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15.494cm" svg:height="2.126cm" svg:x="6.253cm" svg:y="4.569cm" presentation:class="title" presentation:user-transformed="true">
          <draw:text-box>
            <text:p text:style-name="P1"><text:span text:style-name="T1">Software Testing</text:span></text:p>
          </draw:text-box>
        </draw:frame>
        <draw:frame draw:style-name="gr1" draw:text-style-name="P3" draw:layer="layout" svg:width="22.58cm" svg:height="3.005cm" svg:x="2.711cm" svg:y="9.262cm">
          <draw:text-box>
            <text:p text:style-name="P3"><text:span text:style-name="T2">Discussion Group 13, Day 2 (21/10), Klækken 2014</text:span></text:p>
            <text:p text:style-name="P3"><text:span text:style-name="T2"/></text:p>
            <text:p text:style-name="P3"><text:span text:style-name="T3">Jo Asplin (IT)</text:span></text:p>
          </draw:text-box>
        </draw:frame>
        <presentation:notes draw:style-name="dp2">
          <office:forms form:automatic-focus="false" form:apply-design-mode="false"/>
          <draw:frame presentation:style-name="pr2" draw:layer="layout" svg:width="17.271cm" svg:height="12.572cm" svg:x="2.159cm" svg:y="13.271cm" presentation:class="notes">
            <draw:text-box>
              <text:list text:style-name="L3">
                <text:list-item>
                  <text:p><text:span text:style-name="T4">IT/development since two years ago</text:span></text:p>
                </text:list-item>
                <text:list-item>
                  <text:p><text:span text:style-name="T4">responsible for Jenkins (for CI and auto testing), and auto testing of Diana in particular</text:span></text:p>
                </text:list-item>
                <text:list-item>
                  <text:p><text:span text:style-name="T4">previously worked with QTestLib for auto testing of Qt and Qt apps</text:span></text:p>
                  <text:p><text:span text:style-name="T4"/></text:p>
                  <text:p><text:span text:style-name="T4"/></text:p>
                </text:list-item>
                <text:list-item>
                  <text:p><text:span text:style-name="T4">Why SW testing? </text:span><text:span text:style-name="T5">To increase the quality of the SW by catching as </text:span><text:span text:style-name="T6">many</text:span><text:span text:style-name="T5"> </text:span><text:span text:style-name="T7">problems</text:span><text:span text:style-name="T5"> as </text:span><text:span text:style-name="T6">early</text:span><text:span text:style-name="T5"> as possible during the SW lifecycle. (</text:span><text:span text:style-name="T7">problem</text:span><text:span text:style-name="T5"> = correctness error or poor performance)</text:span></text:p>
                </text:list-item>
              </text:list>
            </draw:text-box>
          </draw:frame>
          <draw:page-thumbnail draw:style-name="gr2" draw:layer="layout" svg:width="13.968cm" svg:height="10.476cm" svg:x="3.81cm" svg:y="2.123cm" draw:page-number="1" presentation:class="page"/>
        </presentation:notes>
      </draw:page>
      <draw:page draw:name="page2" draw:style-name="dp3" draw:master-page-name="Default" presentation:presentation-page-layout-name="AL2T19" presentation:use-footer-name="ftr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8">Manual Testing</text:span></text:p>
          </draw:text-box>
        </draw:frame>
        <draw:custom-shape draw:style-name="gr3" draw:text-style-name="P5" draw:layer="layout" svg:width="0.65cm" svg:height="0.648cm" svg:x="4.325cm" svg:y="7.643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030.76923076923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0.654cm" svg:height="0.154cm" svg:x="4.359cm" svg:y="10.0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layer="layout" svg:width="14.887cm" svg:height="0.962cm" svg:x="5.771cm" svg:y="7.481cm">
          <draw:text-box>
            <text:p>quick to set up - easy to perform spontaneous tests</text:p>
          </draw:text-box>
        </draw:frame>
        <draw:frame draw:style-name="gr5" draw:layer="layout" svg:width="3.669cm" svg:height="0.962cm" svg:x="5.771cm" svg:y="9.628cm">
          <draw:text-box>
            <text:p>error-prone</text:p>
          </draw:text-box>
        </draw:frame>
        <draw:custom-shape draw:style-name="gr3" draw:text-style-name="P5" draw:layer="layout" svg:width="0.65cm" svg:height="0.648cm" svg:x="4.325cm" svg:y="8.743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030.76923076923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5" draw:layer="layout" svg:width="18.688cm" svg:height="0.962cm" svg:x="5.771cm" svg:y="8.581cm">
          <draw:text-box>
            <text:p>can test anything (things that are hard to automate, in particular!)</text:p>
          </draw:text-box>
        </draw:frame>
        <draw:custom-shape draw:style-name="gr4" draw:text-style-name="P5" draw:layer="layout" svg:width="0.654cm" svg:height="0.154cm" svg:x="4.359cm" svg:y="11.1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layer="layout" svg:width="6.314cm" svg:height="0.962cm" svg:x="5.771cm" svg:y="10.728cm">
          <draw:text-box>
            <text:p>limited test coverage</text:p>
          </draw:text-box>
        </draw:frame>
        <draw:custom-shape draw:style-name="gr4" draw:text-style-name="P5" draw:layer="layout" svg:width="0.654cm" svg:height="0.154cm" svg:x="4.358cm" svg:y="12.2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layer="layout" svg:width="8.99cm" svg:height="0.962cm" svg:x="5.77cm" svg:y="11.828cm">
          <draw:text-box>
            <text:p>someone needs to spend time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user-transformed="true">
            <draw:text-box>
              <text:p><text:span text:style-name="T9">error-prone</text:span>, because we might</text:p>
              <text:list text:style-name="L4">
                <text:list-item>
                  <text:p><text:s/>forget a test</text:p>
                </text:list-item>
                <text:list-item>
                  <text:p><text:s/>misinterpret a test result</text:p>
                </text:list-item>
                <text:list-item>
                  <text:p><text:s/>not understand how to run the test</text:p>
                </text:list-item>
              </text:list>
            </draw:text-box>
          </draw:frame>
        </presentation:notes>
      </draw:page>
      <draw:page draw:name="page3" draw:style-name="dp3" draw:master-page-name="Default" presentation:presentation-page-layout-name="AL2T19" presentation:use-footer-name="ftr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8">Automated Testing</text:span></text:p>
          </draw:text-box>
        </draw:frame>
        <draw:custom-shape draw:style-name="gr3" draw:text-style-name="P5" draw:layer="layout" svg:width="0.65cm" svg:height="0.648cm" svg:x="4.325cm" svg:y="7.643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030.76923076923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0.654cm" svg:height="0.154cm" svg:x="4.359cm" svg:y="11.1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layer="layout" svg:width="2.538cm" svg:height="0.962cm" svg:x="5.771cm" svg:y="7.481cm">
          <draw:text-box>
            <text:p>reliable</text:p>
          </draw:text-box>
        </draw:frame>
        <draw:frame draw:style-name="gr5" draw:layer="layout" svg:width="7.826cm" svg:height="0.962cm" svg:x="5.771cm" svg:y="10.728cm">
          <draw:text-box>
            <text:p>requires initial set up work</text:p>
          </draw:text-box>
        </draw:frame>
        <draw:custom-shape draw:style-name="gr4" draw:text-style-name="P5" draw:layer="layout" svg:width="0.654cm" svg:height="0.154cm" svg:x="4.359cm" svg:y="12.2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0.65cm" svg:height="0.648cm" svg:x="4.325cm" svg:y="8.743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030.76923076923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5" draw:layer="layout" svg:width="6.107cm" svg:height="0.962cm" svg:x="5.771cm" svg:y="8.581cm">
          <draw:text-box>
            <text:p>better test coverage</text:p>
          </draw:text-box>
        </draw:frame>
        <draw:frame draw:style-name="gr5" draw:layer="layout" svg:width="7.212cm" svg:height="0.962cm" svg:x="5.77cm" svg:y="11.828cm">
          <draw:text-box>
            <text:p>can't automate anything</text:p>
          </draw:text-box>
        </draw:frame>
        <draw:custom-shape draw:style-name="gr3" draw:text-style-name="P5" draw:layer="layout" svg:width="0.65cm" svg:height="0.648cm" svg:x="4.325cm" svg:y="9.843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030.76923076923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5" draw:layer="layout" svg:width="4.761cm" svg:height="0.962cm" svg:x="5.771cm" svg:y="9.681cm">
          <draw:text-box>
            <text:p>quick response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4" draw:text-style-name="P6" draw:layer="layout" svg:width="17.271cm" svg:height="12.572cm" svg:x="2.159cm" svg:y="13.271cm" presentation:class="notes" presentation:user-transformed="true">
            <draw:text-box>
              <text:p><text:span text:style-name="T10">things that often can't be automated:</text:span></text:p>
              <text:list text:style-name="L4">
                <text:list-item>
                  <text:p><text:span text:style-name="T10"><text:s/></text:span><text:span text:style-name="T10">certain GUI interaction/behavior</text:span></text:p>
                </text:list-item>
                <text:list-item>
                  <text:p><text:span text:style-name="T10"><text:s/></text:span><text:span text:style-name="T10">certain asynchronous or time-dependent events</text:span></text:p>
                </text:list-item>
                <text:list-item>
                  <text:p><text:span text:style-name="T11"><text:s/></text:span><text:span text:style-name="T11">the user experience (look &amp; feel) itself!</text:span></text:p>
                  <text:p><text:span text:style-name="T12"/></text:p>
                </text:list-item>
              </text:list>
              <text:p><text:span text:style-name="T11">requires work to set up the first time:</text:span></text:p>
              <text:list text:continue-numbering="true" text:style-name="L4">
                <text:list-item>
                  <text:p><text:span text:style-name="T11"><text:s text:c="2"/></text:span><text:span text:style-name="T11">because we must install and configure a test framework/library (possibly even develop our own)</text:span></text:p>
                </text:list-item>
              </text:list>
            </draw:text-box>
          </draw:frame>
        </presentation:notes>
      </draw:page>
      <draw:page draw:name="page4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8">Testing Framework</text:span></text:p>
          </draw:text-box>
        </draw:frame>
        <draw:frame presentation:style-name="pr5" draw:layer="layout" svg:width="22.624cm" svg:height="7.946cm" svg:x="1.753cm" svg:y="7.988cm" presentation:class="outline" presentation:user-transformed="true">
          <draw:text-box>
            <text:list text:style-name="L5">
              <text:list-item>
                <text:p>API for writing tests</text:p>
              </text:list-item>
              <text:list-item>
                <text:p>output format of test results</text:p>
              </text:list-item>
              <text:list-item>
                <text:p>running tests</text:p>
              </text:list-item>
              <text:list-item>
                <text:p>presenting/analysing test resul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0.346cm" draw:page-number="4" presentation:class="page"/>
          <draw:frame presentation:style-name="pr6" draw:layer="layout" svg:width="17.271cm" svg:height="14.669cm" svg:x="2.159cm" svg:y="11.296cm" presentation:class="notes" presentation:user-transformed="true">
            <draw:text-box>
              <text:list text:style-name="L6">
                <text:list-header>
                  <text:p><text:span text:style-name="T13">API for writing tests:</text:span></text:p>
                </text:list-header>
              </text:list>
              <text:list text:style-name="L7">
                <text:list-item>
                  <text:p><text:span text:style-name="T4">qualify a subroutine as a test</text:span></text:p>
                </text:list-item>
                <text:list-item>
                  <text:p><text:span text:style-name="T4">define a name for the test</text:span></text:p>
                </text:list-item>
                <text:list-item>
                  <text:p><text:span text:style-name="T4">define the list of input for a test that will be invoked multiple times </text:span></text:p>
                </text:list-item>
                <text:list-item>
                  <text:p><text:span text:style-name="T4">extract input arguments</text:span></text:p>
                </text:list-item>
                <text:list-item>
                  <text:p><text:span text:style-name="T4">report main result of the test: </text:span><text:span text:style-name="T14">PASS</text:span><text:span text:style-name="T4">,</text:span><text:span text:style-name="T15"> FAIL</text:span><text:span text:style-name="T16"> for correctness testing, </text:span><text:span text:style-name="T17">TIME</text:span><text:span text:style-name="T16"> (or other quantity) for performance testing</text:span></text:p>
                </text:list-item>
                <text:list-item>
                  <text:p><text:span text:style-name="T4">report additional information: IGNORE, COMMENT, ...</text:span></text:p>
                </text:list-item>
                <text:list-item>
                  <text:p><text:span text:style-name="T4">suspend a test</text:span></text:p>
                </text:list-item>
                <text:list-item>
                  <text:p><text:span text:style-name="T4">organize tests into groups</text:span></text:p>
                  <text:p><text:span text:style-name="T4"/></text:p>
                </text:list-item>
              </text:list>
              <text:list text:style-name="L6">
                <text:list-header>
                  <text:p><text:span text:style-name="T13">output format:</text:span></text:p>
                </text:list-header>
              </text:list>
              <text:list text:style-name="L3">
                <text:list-item>
                  <text:p><text:span text:style-name="T4">TAP, XML ...</text:span></text:p>
                </text:list-item>
                <text:list-item>
                  <text:p><text:span text:style-name="T4">depends on need</text:span></text:p>
                </text:list-item>
                <text:list-item>
                  <text:p><text:span text:style-name="T4">allows for presenting test results in another tool</text:span></text:p>
                  <text:p><text:span text:style-name="T4"/></text:p>
                </text:list-item>
              </text:list>
              <text:list text:style-name="L8">
                <text:list-header>
                  <text:p><text:span text:style-name="T13">running tests:</text:span></text:p>
                </text:list-header>
              </text:list>
              <text:list text:style-name="L9">
                <text:list-item>
                  <text:p><text:span text:style-name="T4">where are test programs (executables or scripts) located?</text:span></text:p>
                </text:list-item>
                <text:list-item>
                  <text:p><text:span text:style-name="T4">should we run all test programs or only a subset?</text:span></text:p>
                </text:list-item>
                <text:list-item>
                  <text:p><text:span text:style-name="T4">should we run a test for all available input or only a subset?</text:span></text:p>
                </text:list-item>
                <text:list-item>
                  <text:p><text:span text:style-name="T4">should we run test programs and/or tests in random order?</text:span></text:p>
                  <text:p><text:span text:style-name="T4"/></text:p>
                </text:list-item>
              </text:list>
              <text:list text:style-name="L8">
                <text:list-header>
                  <text:p><text:span text:style-name="T13">presenting/analyzing test results:</text:span></text:p>
                </text:list-header>
              </text:list>
              <text:list text:style-name="L9">
                <text:list-item>
                  <text:p><text:span text:style-name="T4">locate </text:span><text:span text:style-name="T18">regressions</text:span><text:span text:style-name="T4"> (tests that start to fail or perform worse)</text:span></text:p>
                </text:list-item>
                <text:list-item>
                  <text:p><text:span text:style-name="T4">locate </text:span><text:span text:style-name="T18">instabilities</text:span><text:span text:style-name="T4"> (tests that fail or perform randomly)</text:span></text:p>
                </text:list-item>
              </text:list>
            </draw:text-box>
          </draw:frame>
        </presentation:notes>
      </draw:page>
      <draw:page draw:name="page5" draw:style-name="dp3" draw:master-page-name="Default" presentation:presentation-page-layout-name="AL2T19" presentation:use-footer-name="ftr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8">Continuous Integration</text:span></text:p>
          </draw:text-box>
        </draw:frame>
        <draw:frame presentation:style-name="pr5" draw:layer="layout" svg:width="22.624cm" svg:height="7.946cm" svg:x="1.753cm" svg:y="6.588cm" presentation:class="outline" presentation:user-transformed="true">
          <draw:text-box>
            <text:list text:style-name="L10">
              <text:list-header>
                <text:p><text:span text:style-name="T19">At every SW change or at regular intervals:</text:span></text:p>
              </text:list-header>
            </text:list>
            <text:list text:style-name="L11">
              <text:list-item>
                <text:p><text:span text:style-name="T19">check out latest version</text:span></text:p>
              </text:list-item>
              <text:list-item>
                <text:p><text:span text:style-name="T19">(build and) install ................... </text:span><text:span text:style-name="T20">report any errors</text:span></text:p>
              </text:list-item>
              <text:list-item>
                <text:p><text:span text:style-name="T19">run tests ................................ </text:span><text:span text:style-name="T20">report any errors</text:span></text:p>
              </text:list-item>
            </text:list>
          </draw:text-box>
        </draw:frame>
        <draw:frame presentation:style-name="pr7" draw:layer="layout" svg:width="26.742cm" svg:height="2.934cm" svg:x="0.564cm" svg:y="14.834cm">
          <draw:text-box>
            <text:p><text:span text:style-name="T21">Idea:</text:span><text:span text:style-name="T22"> As long as the CI system is happy, we may happily develop away!</text:span><text:span text:style-name="T19"> </text:span><text:span text:style-name="T23">♫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Default" presentation:presentation-page-layout-name="AL2T19" presentation:use-footer-name="ftr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8">Jenkins</text:span></text:p>
          </draw:text-box>
        </draw:frame>
        <draw:frame presentation:style-name="pr5" draw:layer="layout" svg:width="22.624cm" svg:height="14.178cm" svg:x="1.753cm" svg:y="4.343cm" presentation:class="outline" presentation:user-transformed="true">
          <draw:text-box>
            <text:list text:style-name="L5">
              <text:list-item>
                <text:p><text:span text:style-name="T24">Web-based CI tool written in Java</text:span></text:p>
              </text:list-item>
              <text:list-item>
                <text:p><text:span text:style-name="T24">Based on </text:span><text:span text:style-name="T25">jobs</text:span></text:p>
              </text:list-item>
              <text:list-item>
                <text:p><text:span text:style-name="T24">A job ...</text:span></text:p>
                <text:list>
                  <text:list-item>
                    <text:p><text:span text:style-name="T10">executes any script (using any interpreter, default is $SHELL)</text:span></text:p>
                  </text:list-item>
                  <text:list-item>
                    <text:p><text:span text:style-name="T10">fails iff the script exits with a non-zero code</text:span></text:p>
                  </text:list-item>
                  <text:list-item>
                    <text:p><text:span text:style-name="T10">executes on a master or slave </text:span><text:span text:style-name="T26">node</text:span><text:span text:style-name="T10"> (possibly remotely over ssh etc.)</text:span></text:p>
                  </text:list-item>
                  <text:list-item>
                    <text:p><text:span text:style-name="T10">may check out source code from a repository (git, svn, etc.)</text:span></text:p>
                  </text:list-item>
                  <text:list-item>
                    <text:p><text:span text:style-name="T10">triggers in different ways (upon source change, periodically, after another job finishes, etc.)</text:span></text:p>
                  </text:list-item>
                  <text:list-item>
                    <text:p><text:span text:style-name="T10">may define one or more jobs to trigger upon completion </text:span></text:p>
                  </text:list-item>
                  <text:list-item>
                    <text:p><text:span text:style-name="T10">may acquire locks to prevent concurrent execution</text:span></text:p>
                  </text:list-item>
                  <text:list-item>
                    <text:p><text:span text:style-name="T10">may write results as static HTML served by Jenkins itself</text:span></text:p>
                  </text:list-item>
                </text:list>
              </text:list-item>
              <text:list-item>
                <text:p><text:span text:style-name="T24">Jenkins may be extended/modified through </text:span><text:span text:style-name="T27">tons of plugin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4" draw:text-style-name="P7" draw:layer="layout" svg:width="17.271cm" svg:height="12.572cm" svg:x="2.159cm" svg:y="13.271cm" presentation:class="notes" presentation:user-transformed="true">
            <draw:text-box>
              <text:p text:style-name="P7"><text:span text:style-name="T28">See ci.met.no</text:span></text:p>
            </draw:text-box>
          </draw:frame>
        </presentation:notes>
      </draw:page>
      <draw:page draw:name="page7" draw:style-name="dp3" draw:master-page-name="Default" presentation:presentation-page-layout-name="AL2T19" presentation:use-footer-name="ftr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8">Jenkins</text:span></text:p>
          </draw:text-box>
        </draw:frame>
        <draw:frame presentation:style-name="pr5" draw:layer="layout" svg:width="24.639cm" svg:height="12.18cm" svg:x="1.4cm" svg:y="4.914cm" presentation:class="outline">
          <draw:text-box>
            <text:p/>
          </draw:text-box>
        </draw:frame>
        <draw:frame draw:style-name="gr5" draw:text-style-name="P9" draw:layer="layout" svg:width="13.668cm" svg:height="4.882cm" svg:x="7.59cm" svg:y="7.937cm">
          <draw:text-box>
            <text:p text:style-name="P8"><text:span text:style-name="T29">DEMO..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user-transformed="true">
            <draw:text-box>
              <text:p>things that often can't be automated:</text:p>
              <text:list text:style-name="L4">
                <text:list-item>
                  <text:p><text:s/>certain GUI interaction/behavior</text:p>
                </text:list-item>
                <text:list-item>
                  <text:p><text:s/>certain asynchronous or time-dependent events</text:p>
                </text:list-item>
                <text:list-item>
                  <text:p><text:span text:style-name="T30"><text:s/></text:span><text:span text:style-name="T30">the user experience (look &amp; feel) itself!</text:span></text:p>
                </text:list-item>
              </text:list>
            </draw:text-box>
          </draw:frame>
        </presentation:notes>
      </draw:page>
      <draw:page draw:name="page8" draw:style-name="dp3" draw:master-page-name="Default" presentation:use-footer-name="ftr1">
        <office:forms form:automatic-focus="false" form:apply-design-mode="false"/>
        <draw:frame draw:style-name="gr5" draw:text-style-name="P10" draw:layer="layout" svg:width="18.092cm" svg:height="2.143cm" svg:x="5.252cm" svg:y="7.577cm">
          <draw:text-box>
            <text:p><text:span text:style-name="T31">OMIT BELOW SLIDE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use-footer-name="ftr1">
        <office:forms form:automatic-focus="false" form:apply-design-mode="false"/>
        <draw:frame presentation:style-name="pr1" draw:text-style-name="P4" draw:layer="layout" svg:width="22.58cm" svg:height="1.753cm" svg:x="2.711cm" svg:y="1.555cm" presentation:class="title" presentation:user-transformed="true">
          <draw:text-box>
            <text:p><text:span text:style-name="T8">Levels of testing</text:span></text:p>
          </draw:text-box>
        </draw:frame>
        <draw:custom-shape draw:style-name="gr6" draw:text-style-name="P5" draw:layer="layout" svg:width="6.477cm" svg:height="7.552cm" svg:x="19.651cm" svg:y="7.94cm">
          <text:p/>
          <draw:enhanced-geometry svg:viewBox="0 0 21600 21600" draw:path-stretchpoint-x="10800" draw:path-stretchpoint-y="10800" draw:text-areas="?f3 ?f4 ?f5 ?f6" draw:type="round-rectangle" draw:modifiers="1168.426213433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2.37cm" svg:height="2.315cm" svg:x="12.406cm" svg:y="12.819cm">
          <text:p/>
          <draw:enhanced-geometry svg:viewBox="0 0 21600 21600" draw:path-stretchpoint-x="10800" draw:path-stretchpoint-y="10800" draw:text-areas="?f3 ?f4 ?f5 ?f6" draw:type="round-rectangle" draw:modifiers="1168.426213433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5.678cm" svg:height="3.555cm" svg:x="10.748cm" svg:y="8.382cm">
          <text:p/>
          <draw:enhanced-geometry svg:viewBox="0 0 21600 21600" draw:path-stretchpoint-x="10800" draw:path-stretchpoint-y="10800" draw:text-areas="?f3 ?f4 ?f5 ?f6" draw:type="round-rectangle" draw:modifiers="1168.426213433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0.719cm" svg:height="0.719cm" svg:x="1.42cm" svg:y="10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719cm" svg:height="0.719cm" svg:x="5.745cm" svg:y="10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719cm" svg:height="0.719cm" svg:x="3.062cm" svg:y="13.0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719cm" svg:height="0.719cm" svg:x="3.257cm" svg:y="8.6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xml:id="id1" draw:id="id1" draw:layer="layout" svg:width="0.719cm" svg:height="0.719cm" svg:x="11.018cm" svg:y="10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xml:id="id3" draw:id="id3" draw:layer="layout" svg:width="0.719cm" svg:height="0.719cm" svg:x="15.343cm" svg:y="10.9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xml:id="id4" draw:id="id4" draw:layer="layout" svg:width="0.719cm" svg:height="0.719cm" svg:x="12.66cm" svg:y="13.0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xml:id="id2" draw:id="id2" draw:layer="layout" svg:width="0.719cm" svg:height="0.719cm" svg:x="12.855cm" svg:y="8.6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5" draw:layer="layout" draw:type="line" svg:x1="11.632cm" svg:y1="10.28cm" svg:x2="12.96cm" svg:y2="9.267cm" draw:start-shape="id1" draw:start-glue-point="11" draw:end-shape="id2" draw:end-glue-point="7" svg:d="m11632 10280 1328-1013" svg:viewBox="0 0 1329 1014">
          <text:p/>
        </draw:connector>
        <draw:connector draw:style-name="gr9" draw:text-style-name="P5" draw:layer="layout" draw:type="line" svg:x1="13.469cm" svg:y1="9.267cm" svg:x2="15.448cm" svg:y2="11.099cm" draw:start-shape="id2" draw:start-glue-point="9" draw:end-shape="id3" draw:end-glue-point="5" svg:d="m13469 9267 1979 1832" svg:viewBox="0 0 1980 1833">
          <text:p/>
        </draw:connector>
        <draw:custom-shape draw:style-name="gr7" draw:text-style-name="P5" draw:layer="layout" svg:width="0.719cm" svg:height="0.719cm" svg:x="4.161cm" svg:y="14.1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xml:id="id5" draw:id="id5" draw:layer="layout" svg:width="0.719cm" svg:height="0.719cm" svg:x="13.759cm" svg:y="14.1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5" draw:layer="layout" draw:type="line" svg:x1="13.274cm" svg:y1="13.651cm" svg:x2="13.864cm" svg:y2="14.24cm" draw:start-shape="id4" draw:start-glue-point="9" draw:end-shape="id5" draw:end-glue-point="5" svg:d="m13274 13651 590 589" svg:viewBox="0 0 591 590">
          <text:p/>
        </draw:connector>
        <draw:custom-shape draw:style-name="gr8" draw:text-style-name="P5" xml:id="id12" draw:id="id12" draw:layer="layout" svg:width="2.37cm" svg:height="2.315cm" svg:x="21.705cm" svg:y="12.817cm">
          <text:p/>
          <draw:enhanced-geometry svg:viewBox="0 0 21600 21600" draw:path-stretchpoint-x="10800" draw:path-stretchpoint-y="10800" draw:text-areas="?f3 ?f4 ?f5 ?f6" draw:type="round-rectangle" draw:modifiers="1168.426213433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xml:id="id11" draw:id="id11" draw:layer="layout" svg:width="5.678cm" svg:height="3.555cm" svg:x="20.047cm" svg:y="8.38cm">
          <text:p/>
          <draw:enhanced-geometry svg:viewBox="0 0 21600 21600" draw:path-stretchpoint-x="10800" draw:path-stretchpoint-y="10800" draw:text-areas="?f3 ?f4 ?f5 ?f6" draw:type="round-rectangle" draw:modifiers="1168.426213433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xml:id="id6" draw:id="id6" draw:layer="layout" svg:width="0.719cm" svg:height="0.719cm" svg:x="20.317cm" svg:y="10.1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xml:id="id8" draw:id="id8" draw:layer="layout" svg:width="0.719cm" svg:height="0.719cm" svg:x="24.642cm" svg:y="10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xml:id="id9" draw:id="id9" draw:layer="layout" svg:width="0.719cm" svg:height="0.719cm" svg:x="21.959cm" svg:y="13.0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xml:id="id7" draw:id="id7" draw:layer="layout" svg:width="0.719cm" svg:height="0.719cm" svg:x="22.154cm" svg:y="8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5" draw:layer="layout" draw:type="line" svg:x1="20.931cm" svg:y1="10.278cm" svg:x2="22.259cm" svg:y2="9.265cm" draw:start-shape="id6" draw:start-glue-point="11" draw:end-shape="id7" draw:end-glue-point="7" svg:d="m20931 10278 1328-1013" svg:viewBox="0 0 1329 1014">
          <text:p/>
        </draw:connector>
        <draw:connector draw:style-name="gr9" draw:text-style-name="P5" draw:layer="layout" draw:type="line" svg:x1="22.768cm" svg:y1="9.265cm" svg:x2="24.747cm" svg:y2="11.097cm" draw:start-shape="id7" draw:start-glue-point="9" draw:end-shape="id8" draw:end-glue-point="5" svg:d="m22768 9265 1979 1832" svg:viewBox="0 0 1980 1833">
          <text:p/>
        </draw:connector>
        <draw:custom-shape draw:style-name="gr8" draw:text-style-name="P5" xml:id="id10" draw:id="id10" draw:layer="layout" svg:width="0.719cm" svg:height="0.719cm" svg:x="23.058cm" svg:y="14.1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5" draw:layer="layout" draw:type="line" svg:x1="22.573cm" svg:y1="13.649cm" svg:x2="23.163cm" svg:y2="14.238cm" draw:start-shape="id9" draw:start-glue-point="9" draw:end-shape="id10" draw:end-glue-point="5" svg:d="m22573 13649 590 589" svg:viewBox="0 0 591 590">
          <text:p/>
        </draw:connector>
        <draw:connector draw:style-name="gr9" draw:text-style-name="P5" draw:layer="layout" draw:type="line" svg:x1="22.886cm" svg:y1="11.935cm" svg:x2="22.89cm" svg:y2="12.817cm" draw:start-shape="id11" draw:start-glue-point="2" draw:end-shape="id12" draw:end-glue-point="0" svg:d="m22886 11935 4 882" svg:viewBox="0 0 5 883">
          <text:p/>
        </draw:connector>
        <draw:frame draw:style-name="gr5" draw:text-style-name="P11" draw:layer="layout" svg:width="3.999cm" svg:height="0.962cm" svg:x="2.121cm" svg:y="6.841cm">
          <draw:text-box>
            <text:p><text:span text:style-name="T32">Unit testing</text:span></text:p>
          </draw:text-box>
        </draw:frame>
        <draw:frame draw:style-name="gr5" draw:text-style-name="P11" draw:layer="layout" svg:width="6.048cm" svg:height="0.962cm" svg:x="10.822cm" svg:y="6.841cm">
          <draw:text-box>
            <text:p><text:span text:style-name="T32">Integration testing</text:span></text:p>
          </draw:text-box>
        </draw:frame>
        <draw:frame draw:style-name="gr5" draw:text-style-name="P11" draw:layer="layout" svg:width="5.015cm" svg:height="0.962cm" svg:x="20.122cm" svg:y="6.841cm">
          <draw:text-box>
            <text:p><text:span text:style-name="T32">System testing</text:span></text:p>
          </draw:text-box>
        </draw:frame>
        <draw:frame draw:style-name="gr5" draw:text-style-name="P12" draw:layer="layout" svg:width="7.659cm" svg:height="1.505cm" svg:x="1.571cm" svg:y="16.141cm">
          <draw:text-box>
            <text:list text:style-name="L12">
              <text:list-item>
                <text:p><text:span text:style-name="T33">basic components</text:span></text:p>
                <text:p><text:span text:style-name="T33">(classes, subroutines etc.)</text:span></text:p>
              </text:list-item>
            </text:list>
          </draw:text-box>
        </draw:frame>
        <draw:frame draw:style-name="gr5" draw:text-style-name="P12" draw:layer="layout" svg:width="6.275cm" svg:height="1.505cm" svg:x="10.572cm" svg:y="16.142cm">
          <draw:text-box>
            <text:list text:style-name="L12">
              <text:list-item>
                <text:p><text:span text:style-name="T33">components working</text:span></text:p>
                <text:p><text:span text:style-name="T33">in conjunction</text:span></text:p>
              </text:list-item>
            </text:list>
          </draw:text-box>
        </draw:frame>
        <draw:frame draw:style-name="gr5" draw:text-style-name="P12" draw:layer="layout" svg:width="7.719cm" svg:height="1.505cm" svg:x="19.573cm" svg:y="16.143cm">
          <draw:text-box>
            <text:list text:style-name="L12">
              <text:list-item>
                <text:p><text:span text:style-name="T33">final application, possibly</text:span></text:p>
                <text:p><text:span text:style-name="T33">deployed on target system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8" draw:layer="layout" svg:width="17.271cm" svg:height="12.572cm" svg:x="2.159cm" svg:y="13.271cm" presentation:class="notes">
            <draw:text-box>
              <text:list text:style-name="L3">
                <text:list-item>
                  <text:p><text:span text:style-name="T30">may skip this slide</text:span> - not really important, since the meaning of these concepts depends on the project</text:p>
                </text:list-item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draw:style-name="Mgr3" draw:text-style-name="MP3" draw:layer="backgroundobjects" svg:width="7.035cm" svg:height="2.555cm" svg:x="20.944cm" svg:y="18.449cm">
        <draw:image xlink:href="Pictures/100002010000017900000089C17B32B0.png" xlink:type="simple" xlink:show="embed" xlink:actuate="onLoad">
          <text:p/>
        </draw:image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presentation:footer/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 Asplin</meta:initial-creator>
    <meta:creation-date>2014-10-17T13:18:42</meta:creation-date>
    <meta:generator>LibreOffice/3.5$Linux_X86_64 LibreOffice_project/350m1$Build-2</meta:generator>
    <dc:date>2014-10-18T22:27:35</dc:date>
    <dc:creator>Jo Asplin</dc:creator>
    <meta:editing-duration>PT6H2M4S</meta:editing-duration>
    <meta:editing-cycles>115</meta:editing-cycles>
    <meta:document-statistic meta:object-count="107"/>
  </office:meta>
</office:document-meta>
</file>